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converter cursores Windows (formatos <text:span text:style-name="Source_20_Text">.cur</text:span> e <text:span text:style-name="Source_20_Text">.ani</text:span>) para o formato Xcursor, usado em Linux, pode utilizar a ferramenta <text:span text:style-name="Source_20_Text">win2xcur</text:span>. Esta ferramenta, disponível através do <text:a xlink:type="simple" xlink:href="https://pypi.org/project/win2xcur/" text:style-name="Internet_20_link" text:visited-style-name="Visited_20_Internet_20_Link">PyPI</text:a>, permite transformar os cursores Windows em um formato compatível com a maioria das interfaces gráficas Linux. </text:p>
      <text:p text:style-name="P2">Como usar a ferramenta <text:span text:style-name="Source_20_Text">win2xcur</text:span>: </text:p>
      <text:list text:style-name="L1">
        <text:list-item>
          <text:p text:style-name="P5"><text:span text:style-name="Strong_20_Emphasis">1. Instalação:</text:span> </text:p>
          <text:p text:style-name="P4">Caso não tenha instalada a ferramenta, utilize o comando <text:span text:style-name="Source_20_Text">pip install win2xcur</text:span> no terminal. </text:p>
        </text:list-item>
        <text:list-item>
          <text:p text:style-name="P4"><text:span text:style-name="Strong_20_Emphasis">2. Conversão:</text:span> </text:p>
          <text:p text:style-name="P3">Use o comando <text:span text:style-name="Source_20_Text">win2xcur &lt;caminho_do_cursor_windows&gt; &lt;nome_do_cursor_linux.xcursor&gt;</text:span> para converter o cursor. Por exemplo, <text:span text:style-name="Source_20_Text">win2xcur cursor_windows.cur cursor_linux.xcursor</text:span>. </text:p>
        </text:list-item>
      </text:list>
      <text:list text:style-name="L3">
        <text:list-item>
          <text:p text:style-name="P6"><text:span text:style-name="Strong_20_Emphasis">3. Seleção do Tema:</text:span> </text:p>
        </text:list-item>
      </text:list>
      <text:p text:style-name="Text_20_body">Após a conversão, você pode ter que selecionar o tema do cursor na interface gráfica do seu sistema. Em GNOME, por exemplo, pode usar o Gnome Tweak Tool para selecionar o tema desejado. </text:p>
      <text:list text:style-name="L4">
        <text:list-item text:start-value="3">
          <text:p text:style-name="P7"/>
        </text:list-item>
      </text:list>
      <text:section text:style-name="Sect1" text:name="_BwEHaNncDcWa1sQPu4f-oAU_16">
        <text:p text:style-name="P8"/>
      </text:section>
      <text:p text:style-name="P8">Outras considerações: </text:p>
      <text:list text:style-name="L5">
        <text:list-item>
          <text:p text:style-name="P10">A ferramenta <text:span text:style-name="Source_20_Text">win2xcur</text:span> foi desenvolvida e disponibilizada por <text:a xlink:type="simple" xlink:href="https://github.com/avagordon01/cursor-converter" text:style-name="Internet_20_link" text:visited-style-name="Visited_20_Internet_20_Link">GitHub</text:a>. </text:p>
        </text:list-item>
        <text:list-item>
          <text:p text:style-name="P9">É importante selecionar o cursor convertido para que seja aplicado ao seu sistema Linux. </text:p>
        </text:list-item>
      </text:list>
      <text:p text:style-name="Text_20_body"/>
      <text:p text:style-name="Text_20_body">---</text:p>
      <text:p text:style-name="Text_20_body"/>
      <text:p text:style-name="Text_20_body"><text:span text:style-name="Source_20_Text">win2xcur</text:span> is a tool that converts cursors from Windows format (<text:span text:style-name="Source_20_Text">*.cur</text:span>, <text:span text:style-name="Source_20_Text">*.ani</text:span>) to Xcursor format. This allows Windows cursor themes to be used on Linux, for example.</text:p>
      <text:p text:style-name="Text_20_body"><text:span text:style-name="Source_20_Text">win2xcur</text:span> is more than a simple image conversion tool. It preserves the cursor hotspot and animation delay, and has an optional mode to add shadows that replicates Windows's cursor shadow effect.</text:p>
      <text:p text:style-name="Text_20_body"><text:span text:style-name="Source_20_Text">x2wincur</text:span> is a tool that does the opposite: it converts cursors in the Xcursor format to Windows format (<text:span text:style-name="Source_20_Text">*.cur</text:span>, <text:span text:style-name="Source_20_Text">*.ani</text:span>), allowing to use your favourite Linux cursor themes on Windows.</text:p>
      <text:h text:style-name="Heading_20_2" text:outline-level="2">Installation</text:h>
      <text:p text:style-name="Text_20_body">To install the latest stable version:</text:p>
      <text:p text:style-name="P1"><text:span text:style-name="Source_20_Text">pip install win2xcur</text:span></text:p>
      <text:p text:style-name="Text_20_body">To install from GitHub:</text:p>
      <text:p text:style-name="P1"><text:span text:style-name="Source_20_Text">pip install -e git+https://github.com/quantum5/win2xcur.git</text:span></text:p>
      <text:h text:style-name="Heading_20_2" text:outline-level="2"><text:soft-page-break/>Usage: <text:span text:style-name="Source_20_Text">win2xcur</text:span></text:h>
      <text:p text:style-name="Text_20_body">For example, if you want to convert <text:a xlink:type="simple" xlink:href="https://pypi.org/project/win2xcur/sample/crosshair.cur" text:style-name="Internet_20_link" text:visited-style-name="Visited_20_Internet_20_Link">the sample cursor</text:a> to Linux format:</text:p>
      <text:p text:style-name="Preformatted_20_Text"><text:span text:style-name="Source_20_Text">mkdir output/</text:span></text:p>
      <text:p text:style-name="P1"><text:span text:style-name="Source_20_Text">win2xcur sample/crosshair.cur -o output/</text:span></text:p>
      <text:p text:style-name="Text_20_body"><text:span text:style-name="Source_20_Text">-s</text:span> can be specified to enable shadows. Multiple cursors files can be specified on the command line. For example, to convert a directory of cursors with shadows enabled:</text:p>
      <text:p text:style-name="P1"><text:span text:style-name="Source_20_Text">win2xcur input/*.{ani,cur} -o output/ </text:span></text:p>
      <text:p text:style-name="Text_20_body">For more information, run <text:span text:style-name="Source_20_Text">win2xcur --help</text:span>.</text:p>
      <text:h text:style-name="Heading_20_2" text:outline-level="2">Usage: <text:span text:style-name="Source_20_Text">x2wincur</text:span></text:h>
      <text:p text:style-name="Text_20_body">For example, if you want to convert DMZ-White to Windows:</text:p>
      <text:p text:style-name="Preformatted_20_Text"><text:span text:style-name="Source_20_Text">mkdir dmz-white/</text:span></text:p>
      <text:p text:style-name="P1"><text:span text:style-name="Source_20_Text">x2wincur /usr/share/icons/DMZ-White/cursors/* -o dmz-white/</text:span></text:p>
      <text:h text:style-name="Heading_20_2" text:outline-level="2">Troubleshooting</text:h>
      <text:p text:style-name="Text_20_body"><text:span text:style-name="Source_20_Text">win2xcur</text:span> and <text:span text:style-name="Source_20_Text">x2wincur</text:span> should work out of the box on most systems. If you are using unconventional distros (e.g. Alpine) and are getting errors related to <text:span text:style-name="Source_20_Text">wand</text:span>, please see the <text:a xlink:type="simple" xlink:href="https://docs.wand-py.org/en/0.6.7/guide/install.html" text:style-name="Internet_20_link" text:visited-style-name="Visited_20_Internet_20_Link">Wand documentation on installation</text:a>.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23:43:56.788220042</meta:creation-date>
    <dc:date>2025-04-21T23:48:58.315434068</dc:date>
    <meta:editing-duration>PT5M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368" meta:character-count="2454" meta:non-whitespace-character-count="2114"/>
  </office:meta>
</office:document-meta>
</file>